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1:26:58.601661789</meta:creation-date>
    <dc:date>2014-12-20T12:09:28.163303038</dc:date>
    <meta:editing-duration>PT41M21S</meta:editing-duration>
    <meta:editing-cycles>4</meta:editing-cycles>
    <meta:generator>LibreOffice/4.2.7.2$Linux_x86 LibreOffice_project/420m0$Build-2</meta:generator>
    <meta:document-statistic meta:table-count="1" meta:cell-count="2304" meta:object-count="0"/>
  </office:meta>
</office:document-meta>
</file>